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e201"/>
    </style:style>
    <style:style style:name="T1" style:family="text">
      <style:text-properties officeooo:rsid="001a80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' " &lt; &gt; &amp; - ‘ » - <text:span text:style-name="T1">l’îl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3T12:15:45.765409600</meta:creation-date>
    <meta:editing-cycles>1</meta:editing-cycles>
    <meta:editing-duration>P0D</meta:editing-duration>
    <dc:subject>' " &lt;&gt;&amp; - ' " - l'île (écrit directement au clavier)</dc:subject>
    <dc:title>' " &lt; &gt; &amp; - ‘ » - l’île (copié-collé du texte)</dc:title>
    <meta:generator>LibreOffice/25.8.4.2$Windows_X86_64 LibreOffice_project/290daaa01b999472f0c7a3890eb6a550fd74c6df</meta:generator>
    <meta:document-statistic meta:table-count="0" meta:image-count="0" meta:object-count="0" meta:page-count="1" meta:paragraph-count="1" meta:word-count="10" meta:character-count="23" meta:non-whitespace-character-count="14"/>
  </office:meta>
</office:document-meta>
</file>